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JERCICIO 1<text:tab/></text:span></text:p>
      <text:p text:style-name="P1"><text:tab/></text:p>
      <text:p text:style-name="P4"><office:annotation office:name="__Annotation__6_633350407"><dc:creator>Amanda Piñeiro Bazan</dc:creator><dc:date>2017-04-11T22:59:47</dc:date><text:p><text:span text:style-name="T2">Chicas, el padre no tiene que tener las medidas, segun me ha indicado Alex, las medidas son solo para los Div1, Div2 y Div3</text:span></text:p></office:annotation>Define un documento HTML con un div padre (divPadre), dentro del cual existan otras 3 cajas contenedoras div (div1, div2 y div3), cada una de ellas con unas dimensiones de 300x300px, 40 píxeles de margin en todas direcciones, 30 píxeles de padding en todas direcciones y un background color diferente. Usando posicionamiento relativo genera un desplazamiento de los div de la siguiente manera:S<office:annotation-end office:name="__Annotation__6_633350407"/></text:p>
      <text:p text:style-name="P1"><text:tab/></text:p>
      <text:p text:style-name="P1">a) El div 1 deberá desplazarse 100 píxeles a la derecha y 50 píxeles hacia abajo respecto a lo que sería su posición normal.</text:p>
      <text:p text:style-name="P1"><text:tab/></text:p>
      <text:p text:style-name="P2">b) El div 2 deberá desplazarse 150 píxeles a la izquierda y 320 píxeles hacia arriba respecto a lo que sería su posición normal.</text:p>
      <text:p text:style-name="P1"><text:tab/></text:p>
      <text:p text:style-name="P2">c) El div 3 deberá desplazarse 180 píxeles a la derecha y 240 píxeles hacia arriba respecto a lo que sería su posición normal.</text:p>
      <text:p text:style-name="P1"><text:tab/></text:p>
      <text:p text:style-name="P1"/>
      <text:p text:style-name="P1"><text:span text:style-name="T1">EJERCICIO 2</text:span></text:p>
      <text:p text:style-name="P1"><text:tab/></text:p>
      <text:p text:style-name="P2">Define un documento HTML con 3 cajas contenedoras div (div1, div2 y div3), la primera con unas dimensiones de 500x500px y un background color amarillo. La segunda con dimensiones 300x300px y un background color verde. La tercera con dimensiones 150x150px y background color azul. Usando posicionamiento absoluto establece para el div2 y el div3 el mismo origen que para el div1, de modo que el efecto generado sea ver un cuadrado amarillo dentro del cual hay un cuadrado verde dentro del cual hay un cuadrado azul.</text:p>
      <text:p text:style-name="P2"/>
      <text:p text:style-name="P2">b) Haz que las cajas estén centradas vertical y horizontalmente. Pon 40px de padding y 2px de borde al div1, 75px de padding al div 2 y 20px de borde de puntos al div3. Para esto usad box-sizing border-box</text:p>
      <text:p text:style-name="P1"><text:tab/></text:p>
      <text:p text:style-name="P1"><text:span text:style-name="T1">EJERCICIO 3</text:span></text:p>
      <text:p text:style-name="P1"><text:tab/></text:p>
      <text:p text:style-name="P2">Define un documento HTML con varios div que contengan suficiente texto como para que la página se muestre con scroll (barras de desplazamiento). El primero de los div debe contener el texto &lt;&lt;Esta página web utiliza cookies. Si continúa navegando acepta el uso de cookies.&gt;&gt;, un valor height (altura) de 100 píxeles y color de fondo amarillo. Usando posicionamiento fixed, fija este div en la parte superior de la página de modo que se continúe visualizando aún cuando hagamos scrol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346" meta:character-count="2018" meta:non-whitespace-character-count="1672"/>
    <meta:generator>LibreOfficeDev/5.1.0.3$Linux_X86_64 LibreOffice_project/</meta:generator>
  </office:meta>
</office:document-meta>
</file>